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Text_20_body" style:list-style-name="L1">
      <style:paragraph-properties fo:margin-top="0in" fo:margin-bottom="0in"/>
    </style:style>
    <style:style style:name="P12" style:family="paragraph" style:parent-style-name="Text_20_body" style:list-style-name="L2">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1, 2021 (04:35: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int yourAge;</text:p>
      <text:p text:style-name="P2">Console.WriteLine("Please, enter your age");</text:p>
      <text:p text:style-name="P3">yourAge = int.Parse(Console.ReadLine());</text:p>
      <text:p text:style-name="P4">if(yourAge &lt; 0){Console.WriteLine("I believe you made a mistake, an age cannot be negative!");}</text:p>
      <text:p text:style-name="P5">else if(yourAge &gt; 2000){Console.WriteLine("I believe you made a mistake, nobody can live that long!");}</text:p>
      <text:p text:style-name="P6">else{</text:p>
      <text:p text:style-name="P7"><text:s text:c="4"/>if(yourAge &gt;= 18){Console.WriteLine("In all States but Alabama, Nebraska, Mississippi and Puerto Rico, you have reached the age of majority.");}</text:p>
      <text:p text:style-name="P8"><text:s text:c="4"/>else if (yourAge &gt;=19){Console.WriteLine("In all States but Mississippi and Puerto Rico, you have reached the age of majority.");}</text:p>
      <text:p text:style-name="P9"><text:s text:c="4"/>else if (yourAge &gt;=21){Console.WriteLine("You have reached the age of majority in all US states.");}</text:p>
      <text:p text:style-name="P10">}</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11"><text:span text:style-name="T1">Without executing it</text:span>, write down what you expect to be displayed if the user enters</text:p>
          <text:list>
            <text:list-item>
              <text:p text:style-name="P11">“That’s confidential”,</text:p>
            </text:list-item>
            <text:list-item>
              <text:p text:style-name="P11">10</text:p>
            </text:list-item>
            <text:list-item>
              <text:p text:style-name="P11">18</text:p>
            </text:list-item>
            <text:list-item>
              <text:p text:style-name="P11">19</text:p>
            </text:list-item>
            <text:list-item>
              <text:p text:style-name="P11">22</text:p>
            </text:list-item>
            <text:list-item>
              <text:p text:style-name="P11">29339</text:p>
            </text:list-item>
          </text:list>
        </text:list-item>
        <text:list-item>
          <text:p text:style-name="P11">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11">There is at least one issue with this code, as “You have reached the age of majority in all US states.” will never be displayed. Can you understand why?</text:p>
        </text:list-item>
        <text:list-item>
          <text:p text:style-name="P11">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12">Ask the user for an integer, and display on the screen “You were born after me” if the number is strictly greater than your year of birth.</text:p>
        </text:list-item>
        <text:list-item>
          <text:p text:style-name="P12">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12">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12">Ask the user for an integer, and display on the screen “Odd” or “Even”, depending if the number is odd or even.</text:p>
        </text:list-item>
        <text:list-item>
          <text:p text:style-name="P12">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12">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13">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4">int a;</text:p>
      <text:p text:style-name="P15">Console.WriteLine("Enter an integer");</text:p>
      <text:p text:style-name="P16">a = int.Parse(Console.ReadLine());</text:p>
      <text:p text:style-name="P17">if (a &gt;= 0)</text:p>
      <text:p text:style-name="P18">{</text:p>
      <text:p text:style-name="P19"><text:s text:c="4"/>if (a % 2 == 0)</text:p>
      <text:p text:style-name="P20"><text:s text:c="8"/>Console.WriteLine("Positive and even");</text:p>
      <text:p text:style-name="P21"><text:s text:c="4"/>else // if (a % 2 != 0)</text:p>
      <text:p text:style-name="P22"><text:s text:c="8"/>Console.WriteLine("Positive and odd");</text:p>
      <text:p text:style-name="P23">}</text:p>
      <text:p text:style-name="P24">else</text:p>
      <text:p text:style-name="P25">{</text:p>
      <text:p text:style-name="P26"><text:s text:c="4"/>if (a % 2 == 0)</text:p>
      <text:p text:style-name="P27"><text:s text:c="8"/>Console.WriteLine("Negative and even");</text:p>
      <text:p text:style-name="P28"><text:s text:c="4"/>else</text:p>
      <text:p text:style-name="P29"><text:s text:c="8"/>Console.WriteLine("Negative and odd");</text:p>
      <text:p text:style-name="P30">}</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31">string msg;</text:p>
      <text:p text:style-name="P32">if (a &gt;= 0)</text:p>
      <text:p text:style-name="P33">{</text:p>
      <text:p text:style-name="P34"><text:s text:c="4"/>msg = "Positive";</text:p>
      <text:p text:style-name="P35">}</text:p>
      <text:p text:style-name="P36">else</text:p>
      <text:p text:style-name="P37">{</text:p>
      <text:p text:style-name="P38"><text:s text:c="4"/>msg = "Negative";</text:p>
      <text:p text:style-name="P39">}</text:p>
      <text:p text:style-name="P40">if (a % 2 == 0)</text:p>
      <text:p text:style-name="P41"><text:s text:c="4"/>msg += " and even";</text:p>
      <text:p text:style-name="P42">else // if (a % 2 != 0)</text:p>
      <text:p text:style-name="P43"><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44">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44">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44">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1T20:35:47Z</meta:creation-date>
    <dc:date>2021-06-11T20:35:47Z</dc:date>
    <meta:user-defined meta:name="date" meta:value-type="string">June  11, 2021 (04:35: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